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15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MORENO HERRERA BETZABETH CARME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16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MORENO HERRERA BETZABETH CARMEN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-PIO RIVERA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>17/07/2021</text:p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18T15:59:16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